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30-3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24" table:style-name="ce10">
            <text:p>2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9, 20, 21, 22, 24, 2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20-2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27" table:style-name="ce9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38, 63,90 (!strcmp string compare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24" table:style-name="ce10">
            <text:p>2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9" table:style-name="ce10">
            <text:p>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9, 20, 21, 22, 24, 2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1" table:style-name="ce9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35, 39, 45,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12, 49, 72, 96, 11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38, 63,90 (!strcmp string compare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6" table:style-name="ce9">
            <text:p>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12, 54, 75, 11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12, 42, 52, 68, 75, 78, 92, 100, 11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4" table:style-name="ce9">
            <text:p>1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12, 14,<text:s/>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60" table:style-name="ce9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12, 54, 75, 11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57, 63, 81, 87, 103, 109,<text:s/>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RCC RCCD</meta:initial-creator>
    <dc:creator>Kevin Rivera</dc:creator>
    <meta:creation-date>2017-01-25T10:21:36Z</meta:creation-date>
    <dc:date>2017-11-05T20:48:40Z</dc:date>
    <meta:editing-cycles>8</meta:editing-cycles>
    <meta:editing-duration>PT2719S</meta:editing-duration>
  </office:meta>
</office:document-meta>
</file>